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4.207cm"/>
    </style:style>
    <style:style style:name="Tabulka1.B" style:family="table-column">
      <style:table-column-properties style:column-width="12.806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-complex="Mangal"/>
    </style:style>
    <style:style style:name="P3" style:family="paragraph" style:parent-style-name="Standard">
      <style:paragraph-properties fo:margin-left="1.27cm" fo:margin-right="0cm" fo:line-height="50%" fo:text-indent="0cm" style:auto-text-indent="false">
        <style:tab-stops/>
      </style:paragraph-properties>
      <style:text-properties style:font-name-complex="Mangal"/>
    </style:style>
    <style:style style:name="P4" style:family="paragraph" style:parent-style-name="Standard">
      <style:paragraph-properties fo:margin-left="1.27cm" fo:margin-right="0cm" fo:line-height="50%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-complex="Mangal"/>
    </style:style>
    <style:style style:name="P7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8" style:family="paragraph" style:parent-style-name="Standard">
      <style:text-properties fo:font-size="10pt" style:font-size-asian="10pt" style:font-name-complex="Mangal" style:font-size-complex="10pt"/>
    </style:style>
    <style:style style:name="P9" style:family="paragraph" style:parent-style-name="Table_20_Contents">
      <style:text-properties fo:font-size="11pt" fo:language="en" fo:country="US" officeooo:rsid="001dd9bc" officeooo:paragraph-rsid="001eb1cb" style:font-size-asian="11pt" style:font-size-complex="11pt"/>
    </style:style>
    <style:style style:name="P10" style:family="paragraph" style:parent-style-name="Table_20_Contents">
      <style:text-properties fo:font-size="11pt" fo:language="en" fo:country="US" officeooo:rsid="001eb1cb" officeooo:paragraph-rsid="001eb1cb" style:font-size-asian="11pt" style:font-size-complex="11pt"/>
    </style:style>
    <style:style style:name="P11" style:family="paragraph" style:parent-style-name="Table_20_Contents">
      <style:text-properties fo:font-size="11pt" fo:language="en" fo:country="US" officeooo:rsid="00207888" officeooo:paragraph-rsid="00207888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text-properties fo:font-size="11pt" officeooo:paragraph-rsid="001dd9bc" style:font-size-asian="11pt" style:font-size-complex="11pt"/>
    </style:style>
    <style:style style:name="P16" style:family="paragraph" style:parent-style-name="Standard">
      <style:text-properties fo:font-size="11pt" officeooo:rsid="001dd9bc" officeooo:paragraph-rsid="001dd9bc" style:font-size-asian="11pt" style:font-size-complex="11pt"/>
    </style:style>
    <style:style style:name="P17" style:family="paragraph" style:parent-style-name="Standard">
      <style:text-properties fo:font-size="11pt" officeooo:rsid="001eb1cb" officeooo:paragraph-rsid="001eb1cb" style:font-size-asian="11pt" style:font-size-complex="11pt"/>
    </style:style>
    <style:style style:name="P18" style:family="paragraph" style:parent-style-name="Standard">
      <style:text-properties fo:font-size="11pt" officeooo:rsid="00207888" officeooo:paragraph-rsid="00207888" style:font-size-asian="11pt" style:font-size-complex="11pt"/>
    </style:style>
    <style:style style:name="P19" style:family="paragraph" style:parent-style-name="Standard">
      <style:text-properties fo:font-size="11pt" fo:language="en" fo:country="US" officeooo:rsid="001dd9bc" officeooo:paragraph-rsid="001dd9bc" style:font-size-asian="11pt" style:font-size-complex="11pt"/>
    </style:style>
    <style:style style:name="P2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-complex="Mangal"/>
    </style:style>
    <style:style style:name="P2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language="cs" fo:country="CZ" officeooo:rsid="001d71dc" officeooo:paragraph-rsid="001d71dc" style:font-name-complex="Mangal"/>
    </style:style>
    <style:style style:name="P2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-complex="Mangal"/>
    </style:style>
    <style:style style:name="P2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language="en" fo:country="US" officeooo:rsid="001d71dc" officeooo:paragraph-rsid="001d71dc" style:font-name-complex="Mangal"/>
    </style:style>
    <style:style style:name="P24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paragraph-rsid="001d71dc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-complex="Mangal"/>
    </style:style>
    <style:style style:name="T2" style:family="text">
      <style:text-properties fo:font-size="11pt" style:font-size-asian="11pt" style:font-name-complex="Mangal" style:font-size-complex="11pt"/>
    </style:style>
    <style:style style:name="T3" style:family="text">
      <style:text-properties fo:font-size="11pt" fo:language="en" fo:country="US" officeooo:rsid="001d71dc" style:font-size-asian="11pt" style:font-name-complex="Mangal" style:font-size-complex="11pt"/>
    </style:style>
    <style:style style:name="T4" style:family="text">
      <style:text-properties fo:font-size="11pt" fo:language="en" fo:country="US" officeooo:rsid="001dd9bc" style:font-size-asian="11pt" style:font-name-complex="Mangal" style:font-size-complex="11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71dc" style:font-name-complex="Mangal"/>
    </style:style>
    <style:style style:name="T7" style:family="text">
      <style:text-properties officeooo:rsid="001eb1cb"/>
    </style:style>
    <style:style style:name="T8" style:family="text">
      <style:text-properties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xml:id="ct2201306884752" text:id="ct2201306884752">
          <text:insertion>
            <office:change-info>
              <dc:creator>Daniel Zeman</dc:creator>
              <dc:date>2020-03-01T22:02:45</dc:date>
            </office:change-info>
          </text:insertion>
        </text:changed-region>
        <text:changed-region xml:id="ct2201526384544" text:id="ct2201526384544">
          <text:insertion>
            <office:change-info>
              <dc:creator>Daniel Zeman</dc:creator>
              <dc:date>2020-03-01T22:05:08</dc:date>
            </office:change-info>
          </text:insertion>
        </text:changed-region>
        <text:changed-region xml:id="ct2201395127504" text:id="ct2201395127504">
          <text:insertion>
            <office:change-info>
              <dc:creator>Daniel Zeman</dc:creator>
              <dc:date>2020-03-01T22:23:22</dc:date>
            </office:change-info>
          </text:insertion>
        </text:changed-region>
        <text:changed-region xml:id="ct2201526389472" text:id="ct2201526389472">
          <text:insertion>
            <office:change-info>
              <dc:creator>Daniel Zeman</dc:creator>
              <dc:date>2020-03-01T22:09:34</dc:date>
            </office:change-info>
          </text:insertion>
        </text:changed-region>
        <text:changed-region xml:id="ct2201525261072" text:id="ct2201525261072">
          <text:insertion>
            <office:change-info>
              <dc:creator>Daniel Zeman</dc:creator>
              <dc:date>2020-03-01T22:10:00</dc:date>
            </office:change-info>
          </text:insertion>
        </text:changed-region>
        <text:changed-region xml:id="ct2201526388800" text:id="ct2201526388800">
          <text:insertion>
            <office:change-info>
              <dc:creator>Daniel Zeman</dc:creator>
              <dc:date>2020-03-01T22:09:01</dc:date>
            </office:change-info>
          </text:insertion>
        </text:changed-region>
        <text:changed-region xml:id="ct2201526377376" text:id="ct2201526377376">
          <text:insertion>
            <office:change-info>
              <dc:creator>Daniel Zeman</dc:creator>
              <dc:date>2020-03-01T22:08:50</dc:date>
            </office:change-info>
          </text:insertion>
        </text:changed-region>
        <text:changed-region xml:id="ct2201526377824" text:id="ct2201526377824">
          <text:insertion>
            <office:change-info>
              <dc:creator>Daniel Zeman</dc:creator>
              <dc:date>2020-03-01T22:10:38</dc:date>
            </office:change-info>
          </text:insertion>
        </text:changed-region>
        <text:changed-region xml:id="ct2201525260624" text:id="ct2201525260624">
          <text:insertion>
            <office:change-info>
              <dc:creator>Daniel Zeman</dc:creator>
              <dc:date>2020-03-01T22:11:15</dc:date>
            </office:change-info>
          </text:insertion>
        </text:changed-region>
        <text:changed-region xml:id="ct2201395126160" text:id="ct2201395126160">
          <text:insertion>
            <office:change-info>
              <dc:creator>Daniel Zeman</dc:creator>
              <dc:date>2020-03-01T22:12:00</dc:date>
            </office:change-info>
          </text:insertion>
        </text:changed-region>
        <text:changed-region xml:id="ct2201525252560" text:id="ct2201525252560">
          <text:insertion>
            <office:change-info>
              <dc:creator>Daniel Zeman</dc:creator>
              <dc:date>2020-03-01T22:13:31</dc:date>
            </office:change-info>
          </text:insertion>
        </text:changed-region>
        <text:changed-region xml:id="ct2201525263760" text:id="ct2201525263760">
          <text:insertion>
            <office:change-info>
              <dc:creator>Daniel Zeman</dc:creator>
              <dc:date>2020-03-01T22:14:03</dc:date>
            </office:change-info>
          </text:insertion>
        </text:changed-region>
        <text:changed-region xml:id="ct2201525253680" text:id="ct2201525253680">
          <text:insertion>
            <office:change-info>
              <dc:creator>Daniel Zeman</dc:creator>
              <dc:date>2020-03-01T22:15:00</dc:date>
            </office:change-info>
          </text:insertion>
        </text:changed-region>
        <text:changed-region xml:id="ct2201525254128" text:id="ct2201525254128">
          <text:insertion>
            <office:change-info>
              <dc:creator>Daniel Zeman</dc:creator>
              <dc:date>2020-03-01T22:16:26</dc:date>
            </office:change-info>
          </text:insertion>
        </text:changed-region>
        <text:changed-region xml:id="ct2201395125264" text:id="ct2201395125264">
          <text:insertion>
            <office:change-info>
              <dc:creator>Daniel Zeman</dc:creator>
              <dc:date>2020-03-01T22:17:12</dc:date>
            </office:change-info>
          </text:insertion>
        </text:changed-region>
        <text:changed-region xml:id="ct2201525262192" text:id="ct2201525262192">
          <text:insertion>
            <office:change-info>
              <dc:creator>Daniel Zeman</dc:creator>
              <dc:date>2020-03-01T22:36:05</dc:date>
            </office:change-info>
          </text:insertion>
        </text:changed-region>
        <text:changed-region xml:id="ct2201395121456" text:id="ct2201395121456">
          <text:insertion>
            <office:change-info>
              <dc:creator>Daniel Zeman</dc:creator>
              <dc:date>2020-03-01T22:17:12</dc:date>
            </office:change-info>
          </text:insertion>
        </text:changed-region>
        <text:changed-region xml:id="ct2201526387456" text:id="ct2201526387456">
          <text:insertion>
            <office:change-info>
              <dc:creator>Daniel Zeman</dc:creator>
              <dc:date>2020-03-01T22:29:33</dc:date>
            </office:change-info>
          </text:insertion>
        </text:changed-region>
        <text:changed-region xml:id="ct2201395120112" text:id="ct2201395120112">
          <text:insertion>
            <office:change-info>
              <dc:creator>Daniel Zeman</dc:creator>
              <dc:date>2020-03-01T22:17:12</dc:date>
            </office:change-info>
          </text:insertion>
        </text:changed-region>
        <text:changed-region xml:id="ct2201395122128" text:id="ct2201395122128">
          <text:insertion>
            <office:change-info>
              <dc:creator>Daniel Zeman</dc:creator>
              <dc:date>2020-03-01T22:17:12</dc:date>
            </office:change-info>
          </text:insertion>
        </text:changed-region>
        <text:changed-region xml:id="ct2201395127952" text:id="ct2201395127952">
          <text:insertion>
            <office:change-info>
              <dc:creator>Daniel Zeman</dc:creator>
              <dc:date>2020-03-01T22:29:32</dc:date>
            </office:change-info>
          </text:insertion>
        </text:changed-region>
        <text:changed-region xml:id="ct2201395131760" text:id="ct2201395131760">
          <text:insertion>
            <office:change-info>
              <dc:creator>Daniel Zeman</dc:creator>
              <dc:date>2020-03-01T22:17:12</dc:date>
            </office:change-info>
          </text:insertion>
        </text:changed-region>
        <text:changed-region xml:id="ct2201306848688" text:id="ct2201306848688">
          <text:insertion>
            <office:change-info>
              <dc:creator>Daniel Zeman</dc:creator>
              <dc:date>2020-03-01T22:25:09</dc:date>
            </office:change-info>
          </text:insertion>
        </text:changed-region>
        <text:changed-region xml:id="ct2201395125936" text:id="ct2201395125936">
          <text:insertion>
            <office:change-info>
              <dc:creator>Daniel Zeman</dc:creator>
              <dc:date>2020-03-01T22:29:30</dc:date>
            </office:change-info>
          </text:insertion>
        </text:changed-region>
        <text:changed-region xml:id="ct2201525258608" text:id="ct2201525258608">
          <text:insertion>
            <office:change-info>
              <dc:creator>Daniel Zeman</dc:creator>
              <dc:date>2020-03-01T22:25:13</dc:date>
            </office:change-info>
          </text:insertion>
        </text:changed-region>
        <text:changed-region xml:id="ct2201526383424" text:id="ct2201526383424">
          <text:insertion>
            <office:change-info>
              <dc:creator>Daniel Zeman</dc:creator>
              <dc:date>2020-03-01T22:27:42</dc:date>
            </office:change-info>
          </text:insertion>
        </text:changed-region>
        <text:changed-region xml:id="ct2201395121904" text:id="ct2201395121904">
          <text:insertion>
            <office:change-info>
              <dc:creator>Daniel Zeman</dc:creator>
              <dc:date>2020-03-01T22:29:28</dc:date>
            </office:change-info>
          </text:insertion>
        </text:changed-region>
        <text:changed-region xml:id="ct2201525257488" text:id="ct2201525257488">
          <text:insertion>
            <office:change-info>
              <dc:creator>Daniel Zeman</dc:creator>
              <dc:date>2020-03-01T22:27:44</dc:date>
            </office:change-info>
          </text:insertion>
        </text:changed-region>
        <text:changed-region xml:id="ct2201525255248" text:id="ct2201525255248">
          <text:insertion>
            <office:change-info>
              <dc:creator>Daniel Zeman</dc:creator>
              <dc:date>2020-03-01T22:31:11</dc:date>
            </office:change-info>
          </text:insertion>
        </text:changed-region>
        <text:changed-region xml:id="ct2201525262416" text:id="ct2201525262416">
          <text:insertion>
            <office:change-info>
              <dc:creator>Daniel Zeman</dc:creator>
              <dc:date>2020-03-01T22:31:14</dc:date>
            </office:change-info>
          </text:insertion>
        </text:changed-region>
        <text:changed-region xml:id="ct2201526400224" text:id="ct2201526400224">
          <text:insertion>
            <office:change-info>
              <dc:creator>Daniel Zeman</dc:creator>
              <dc:date>2020-03-01T22:32:09</dc:date>
            </office:change-info>
          </text:insertion>
        </text:changed-region>
        <text:changed-region xml:id="ct2201526397760" text:id="ct2201526397760">
          <text:insertion>
            <office:change-info>
              <dc:creator>Daniel Zeman</dc:creator>
              <dc:date>2020-03-01T22:32:12</dc:date>
            </office:change-info>
          </text:insertion>
        </text:changed-region>
        <text:changed-region xml:id="ct2201395123920" text:id="ct2201395123920">
          <text:insertion>
            <office:change-info>
              <dc:creator>Daniel Zeman</dc:creator>
              <dc:date>2020-03-01T22:17:12</dc:date>
            </office:change-info>
          </text:insertion>
        </text:changed-region>
        <text:changed-region xml:id="ct2201395124368" text:id="ct2201395124368">
          <text:insertion>
            <office:change-info>
              <dc:creator>Daniel Zeman</dc:creator>
              <dc:date>2020-03-01T22:29:26</dc:date>
            </office:change-info>
          </text:insertion>
        </text:changed-region>
        <text:changed-region xml:id="ct2201395119440" text:id="ct2201395119440">
          <text:insertion>
            <office:change-info>
              <dc:creator>Daniel Zeman</dc:creator>
              <dc:date>2020-03-01T22:17:12</dc:date>
            </office:change-info>
          </text:insertion>
        </text:changed-region>
        <text:changed-region xml:id="ct2201395127728" text:id="ct2201395127728">
          <text:insertion>
            <office:change-info>
              <dc:creator>Daniel Zeman</dc:creator>
              <dc:date>2020-03-01T22:26:18</dc:date>
            </office:change-info>
          </text:insertion>
        </text:changed-region>
        <text:changed-region xml:id="ct2201526386336" text:id="ct2201526386336">
          <text:insertion>
            <office:change-info>
              <dc:creator>Daniel Zeman</dc:creator>
              <dc:date>2020-03-01T22:29:19</dc:date>
            </office:change-info>
          </text:insertion>
        </text:changed-region>
        <text:changed-region xml:id="ct2201395120336" text:id="ct2201395120336">
          <text:insertion>
            <office:change-info>
              <dc:creator>Daniel Zeman</dc:creator>
              <dc:date>2020-03-01T22:26:21</dc:date>
            </office:change-info>
          </text:insertion>
        </text:changed-region>
        <text:changed-region xml:id="ct2201525262640" text:id="ct2201525262640">
          <text:insertion>
            <office:change-info>
              <dc:creator>Daniel Zeman</dc:creator>
              <dc:date>2020-03-01T22:33:10</dc:date>
            </office:change-info>
          </text:insertion>
        </text:changed-region>
        <text:changed-region xml:id="ct2201395118544" text:id="ct2201395118544">
          <text:insertion>
            <office:change-info>
              <dc:creator>Daniel Zeman</dc:creator>
              <dc:date>2020-03-01T22:33:13</dc:date>
            </office:change-info>
          </text:insertion>
        </text:changed-region>
        <text:changed-region xml:id="ct2201395126608" text:id="ct2201395126608">
          <text:insertion>
            <office:change-info>
              <dc:creator>Daniel Zeman</dc:creator>
              <dc:date>2020-03-01T22:35:03</dc:date>
            </office:change-info>
          </text:insertion>
        </text:changed-region>
        <text:changed-region xml:id="ct2201306852496" text:id="ct2201306852496">
          <text:insertion>
            <office:change-info>
              <dc:creator>Daniel Zeman</dc:creator>
              <dc:date>2020-03-01T22:35:04</dc:date>
            </office:change-info>
          </text:insertion>
        </text:changed-region>
        <text:changed-region xml:id="ct2201526383872" text:id="ct2201526383872">
          <text:insertion>
            <office:change-info>
              <dc:creator>Daniel Zeman</dc:creator>
              <dc:date>2020-03-01T22:28:52</dc:date>
            </office:change-info>
          </text:insertion>
        </text:changed-region>
        <text:changed-region xml:id="ct2201526385440" text:id="ct2201526385440">
          <text:insertion>
            <office:change-info>
              <dc:creator>Daniel Zeman</dc:creator>
              <dc:date>2020-03-01T22:28:56</dc:date>
            </office:change-info>
          </text:insertion>
        </text:changed-region>
        <text:changed-region xml:id="ct2201526388128" text:id="ct2201526388128">
          <text:insertion>
            <office:change-info>
              <dc:creator>Daniel Zeman</dc:creator>
              <dc:date>2020-03-01T22:29:00</dc:date>
            </office:change-info>
          </text:insertion>
        </text:changed-region>
        <text:changed-region xml:id="ct2201306856976" text:id="ct2201306856976">
          <text:insertion>
            <office:change-info>
              <dc:creator>Daniel Zeman</dc:creator>
              <dc:date>2020-03-01T22:34:03</dc:date>
            </office:change-info>
          </text:insertion>
        </text:changed-region>
        <text:changed-region xml:id="ct2201306847344" text:id="ct2201306847344">
          <text:insertion>
            <office:change-info>
              <dc:creator>Daniel Zeman</dc:creator>
              <dc:date>2020-03-01T22:34:0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gahi aux list</text:p>
      <text:p text:style-name="Standard"/>
      <text:list xml:id="list1556446826" text:style-name="L1">
        <text:list-item>
          <text:p text:style-name="P13"><text:span text:style-name="Default_20_Paragraph_20_Font">हई</text:span><text:span text:style-name="Default_20_Paragraph_20_Font"><text:span text:style-name="T1"> <text:s text:c="5"/></text:span></text:span></text:p>
        </text:list-item>
      </text:list>
      <text:p text:style-name="P1"><text:span text:style-name="Default_20_Paragraph_20_Font"><text:span text:style-name="T1">h-ai</text:span></text:span></text:p>
      <text:p text:style-name="P1"><text:span text:style-name="Default_20_Paragraph_20_Font"><text:span text:style-name="T1">be.PRES-3NHS<text:tab/>(like Hindi ‘hai’ with subejct honorificaion)</text:span></text:span></text:p>
      <text:p text:style-name="P2"/>
      <text:list xml:id="list223734998210726" text:continue-numbering="true" text:style-name="L1">
        <text:list-item>
          <text:p text:style-name="P13">ही</text:p>
        </text:list-item>
      </text:list>
      <text:p text:style-name="P1"><text:span text:style-name="Default_20_Paragraph_20_Font"><text:span text:style-name="T1">h-i</text:span></text:span></text:p>
      <text:p text:style-name="P5"><text:span text:style-name="Default_20_Paragraph_20_Font"><text:span text:style-name="T1"><text:s text:c="3"/>be.PRES-1S<text:tab/>(like Hindi ‘hai’ with subejct honorificaion)</text:span></text:span></text:p>
      <text:p text:style-name="P6"><text:change-start text:change-id="ct2201306884752"/></text:p>
      <text:p text:style-name="P21">Dan: <text:span text:style-name="T5">I suppose that </text:span><text:span text:style-name="Default_20_Paragraph_20_Font"><text:span text:style-name="T5">हई and ही are forms of one lemma, i.e., they should have the same string in the LEMMA column. This lemma should be accepted by the validator.</text:span></text:span></text:p>
      <text:p text:style-name="P6"><text:change-end text:change-id="ct2201306884752"/></text:p>
      <text:list xml:id="list223734518381454" text:continue-numbering="true" text:style-name="L1">
        <text:list-item>
          <text:p text:style-name="P13">हलई</text:p>
        </text:list-item>
      </text:list>
      <text:p text:style-name="P1"><text:span text:style-name="Default_20_Paragraph_20_Font"><text:span text:style-name="T1">ha-l-ai</text:span></text:span></text:p>
      <text:p text:style-name="P1"><text:span text:style-name="Default_20_Paragraph_20_Font"><text:span text:style-name="T1">be-PST</text:span></text:span></text:p>
      <text:p text:style-name="P1"><text:span text:style-name="Default_20_Paragraph_20_Font"><text:span text:style-name="T1">-3NHS<text:tab/>(like Hindi ‘thaa’ with subejct honorificaion)</text:span></text:span></text:p>
      <text:p text:style-name="P2"><text:change-start text:change-id="ct2201526384544"/></text:p>
      <text:p text:style-name="P23">Dan: I would be inclined to make this an item of the same paradigm (lemma) as <text:span text:style-name="Default_20_Paragraph_20_Font">हई and ही, although I know that UD_Hindi-HDTB currently classifies था as a separate lemma.</text:span></text:p>
      <text:p text:style-name="P2"><text:change-end text:change-id="ct2201526384544"/></text:p>
      <text:list xml:id="list223733734845239" text:continue-numbering="true" text:style-name="L1">
        <text:list-item>
          <text:p text:style-name="P13">हथीन</text:p>
        </text:list-item>
      </text:list>
      <text:p text:style-name="P1"><text:span text:style-name="Default_20_Paragraph_20_Font"><text:span text:style-name="T1">ha-thin</text:span></text:span></text:p>
      <text:p text:style-name="P1"><text:span text:style-name="Default_20_Paragraph_20_Font"><text:span text:style-name="T1">be.PRES-</text:span></text:span><text:span text:style-name="Default_20_Paragraph_20_Font"><text:span text:style-name="T1"><office:annotation office:name="__Annotation__462_364478422"><dc:creator>Daniel Zeman</dc:creator><dc:date>2020-03-01T22:23:22.947000000</dc:date><loext:sender-initials>DZ</loext:sender-initials><text:p text:style-name="P26"><text:span text:style-name="T9">What do the glosses mean? What is the difference between “3HS” and “3NHS” above?</text:span></text:p></office:annotation></text:span></text:span><text:span text:style-name="Default_20_Paragraph_20_Font"><text:span text:style-name="T1">3HS</text:span></text:span><text:change-start text:change-id="ct2201395127504"/><office:annotation-end office:name="__Annotation__462_364478422"/><text:change-end text:change-id="ct2201395127504"/><text:span text:style-name="Default_20_Paragraph_20_Font"><text:span text:style-name="T1"> <text:s text:c="5"/>(like Hindi ‘thaa’ with subejct honorificaion)</text:span></text:span><text:change-start text:change-id="ct2201526389472"/></text:p>
      <text:p text:style-name="P1"><text:span text:style-name="Default_20_Paragraph_20_Font"><text:span text:style-name="T1"/></text:span></text:p>
      <text:p text:style-name="P25"><text:span text:style-name="Default_20_Paragraph_20_Font"><text:span text:style-name="T6">Dan: Is the gloss “PRES” correct? If it is like Hindi </text:span></text:span><text:change-end text:change-id="ct2201526389472"/><text:change-start text:change-id="ct2201525261072"/><text:span text:style-name="Default_20_Paragraph_20_Font"><text:span text:style-name="T6">‘thaa’, shouldn’t it be PAST?</text:span></text:span><text:change-end text:change-id="ct2201525261072"/></text:p>
      <text:p text:style-name="P2"/>
      <text:list xml:id="list223734428348931" text:continue-numbering="true" text:style-name="L1">
        <text:list-item>
          <text:p text:style-name="P13">हल</text:p>
        </text:list-item>
      </text:list>
      <text:p text:style-name="P1"><text:span text:style-name="Default_20_Paragraph_20_Font"><text:span text:style-name="T1">ha-l</text:span></text:span></text:p>
      <text:p text:style-name="P1"><text:span text:style-name="Default_20_Paragraph_20_Font"><text:span text:style-name="T1">be-PST-3NHS.HA<text:tab/>(like Hindi ‘thaa’ with subejct and addressee honorificaion)</text:span></text:span></text:p>
      <text:p text:style-name="P2"><text:change-start text:change-id="ct2201526388800"/></text:p>
      <text:p text:style-name="P23">Dan: as above.</text:p>
      <text:p text:style-name="P2"><text:change-end text:change-id="ct2201526388800"/></text:p>
      <text:list xml:id="list223734837807819" text:continue-numbering="true" text:style-name="L1">
        <text:list-item>
          <text:p text:style-name="P13">हे</text:p>
        </text:list-item>
      </text:list>
      <text:p text:style-name="P1"><text:span text:style-name="Default_20_Paragraph_20_Font"><text:span text:style-name="T1">he</text:span></text:span></text:p>
      <text:p text:style-name="P1"><text:span text:style-name="Default_20_Paragraph_20_Font"><text:span text:style-name="T1">be.PRES.3NHS.HA </text:span></text:span><text:span text:style-name="Default_20_Paragraph_20_Font"><text:span text:style-name="T2">(like Hindi ‘hai’ with subejct and addressee honorificaion)</text:span></text:span><text:change-start text:change-id="ct2201526377376"/></text:p>
      <text:p text:style-name="P1"><text:span text:style-name="Default_20_Paragraph_20_Font"><text:span text:style-name="T2"/></text:span></text:p>
      <text:p text:style-name="P25"><text:span text:style-name="Default_20_Paragraph_20_Font"><text:span text:style-name="T3">Dan:</text:span></text:span><text:change-end text:change-id="ct2201526377376"/><text:change-start text:change-id="ct2201526377824"/><text:span text:style-name="Default_20_Paragraph_20_Font"><text:span text:style-name="T3"> as above. But we may need to refine the </text:span></text:span><text:change-end text:change-id="ct2201526377824"/><text:change-start text:change-id="ct2201525260624"/><text:span text:style-name="Default_20_Paragraph_20_Font"><text:span text:style-name="T4">set of morphological features that are available for honorification in UD (“Polite”). The feature values currently do not</text:span></text:span><text:change-end text:change-id="ct2201525260624"/><text:change-start text:change-id="ct2201395126160"/><text:span text:style-name="Default_20_Paragraph_20_Font"><text:span text:style-name="T4"> distinguish subject and addressee honorification.</text:span></text:span><text:change-end text:change-id="ct2201395126160"/></text:p>
      <text:p text:style-name="P2"/>
      <text:list xml:id="list223734013498801" text:continue-numbering="true" text:style-name="L1">
        <text:list-item>
          <text:p text:style-name="P13"><office:annotation office:name="0"><dc:creator>Deepak Alok</dc:creator><dc:date>2020-02-05T22:48:00</dc:date><text:p><text:span text:style-name="T8">This is actually like English ‘would’/Hindi ‘hogaa’ with subject and addressee honorification</text:span></text:p><text:p/></office:annotation>होतवऽ</text:p>
        </text:list-item>
      </text:list>
      <text:p text:style-name="P1"><text:span text:style-name="Default_20_Paragraph_20_Font"><text:span text:style-name="T1">ho-ta-ba</text:span></text:span></text:p>
      <text:p text:style-name="P1"><text:span text:style-name="Default_20_Paragraph_20_Font"><text:span text:style-name="T1">be- -3NHS.HA</text:span></text:span><office:annotation-end office:name="0"/></text:p>
      <text:p text:style-name="P4"/>
      <text:list xml:id="list223735592080631" text:continue-numbering="true" text:style-name="L1">
        <text:list-item>
          <text:p text:style-name="P13">हवऽ</text:p>
        </text:list-item>
      </text:list>
      <text:p text:style-name="P1"><text:span text:style-name="Default_20_Paragraph_20_Font"><text:span text:style-name="T1">ha-ba</text:span></text:span></text:p>
      <text:p text:style-name="P1"><text:span text:style-name="Default_20_Paragraph_20_Font"><text:span text:style-name="T1">be.PRES.3NHS.HS (like Hindi ‘hai’ with subejct and addressee honorificaion)</text:span></text:span></text:p>
      <text:p text:style-name="P2"><text:soft-page-break/></text:p>
      <text:list xml:id="list223734214440123" text:continue-numbering="true" text:style-name="L1">
        <text:list-item>
          <text:p text:style-name="P13">हउ</text:p>
        </text:list-item>
      </text:list>
      <text:p text:style-name="P7"><text:span text:style-name="Default_20_Paragraph_20_Font"><text:span text:style-name="T1">h-au</text:span></text:span></text:p>
      <text:p text:style-name="P7"><text:span text:style-name="Default_20_Paragraph_20_Font"><text:span text:style-name="T1">be.PRES-3NHS.NHA </text:span></text:span><text:span text:style-name="Default_20_Paragraph_20_Font"><text:span text:style-name="T2">(like Hindi ‘hai’ with subejct and addressee honorificaion)</text:span></text:span></text:p>
      <text:p text:style-name="P3"/>
      <text:list xml:id="list223734673311511" text:continue-numbering="true" text:style-name="L1">
        <text:list-item>
          <text:p text:style-name="P13">हलउ</text:p>
        </text:list-item>
      </text:list>
      <text:p text:style-name="P1"><text:span text:style-name="Default_20_Paragraph_20_Font"><text:span text:style-name="T1">h-l-au</text:span></text:span></text:p>
      <text:p text:style-name="P1"><text:span text:style-name="Default_20_Paragraph_20_Font"><text:span text:style-name="T1">be.PST-NHS.NHA </text:span></text:span><text:span text:style-name="Default_20_Paragraph_20_Font"><text:span text:style-name="T2">(like Hindi ‘thaa’ with subejct and addressee honorificaion)</text:span></text:span></text:p>
      <text:p text:style-name="P2"/>
      <text:p text:style-name="P2"/>
      <text:list xml:id="list223735555766471" text:continue-numbering="true" text:style-name="L1">
        <text:list-item>
          <text:p text:style-name="P13"><office:annotation office:name="1"><dc:creator>Deepak Alok</dc:creator><dc:date>2020-02-05T22:46:00</dc:date><text:p><text:span text:style-name="T8">This is actually like English ‘would’/Hindi ‘hogaa’ with subject and addressee honorification</text:span></text:p></office:annotation>होएत</text:p>
        </text:list-item>
      </text:list>
      <text:p text:style-name="P2">hoyet</text:p>
      <text:p text:style-name="Standard"><text:span text:style-name="Default_20_Paragraph_20_Font"><text:span text:style-name="T1"><text:s text:c="6"/>be—NHS.HHA <text:s/></text:span></text:span><office:annotation-end office:name="1"/></text:p>
      <text:p text:style-name="P8"/>
      <text:list xml:id="list223735607390750" text:continue-numbering="true" text:style-name="L1">
        <text:list-item>
          <text:p text:style-name="P13"><text:span text:style-name="Default_20_Paragraph_20_Font">हलवऽ</text:span></text:p>
        </text:list-item>
      </text:list>
      <text:p text:style-name="P2">ha-la-ba</text:p>
      <text:p text:style-name="P1"><text:span text:style-name="Default_20_Paragraph_20_Font"><text:span text:style-name="T1">be-PST-3NHS.HA <text:s text:c="2"/></text:span></text:span><text:span text:style-name="Default_20_Paragraph_20_Font"><text:span text:style-name="T2">(like Hindi ‘thaa’ with subejct and addressee honorificaion)</text:span></text:span></text:p>
      <text:p text:style-name="P14"><text:change-start text:change-id="ct2201525252560"/></text:p>
      <text:p text:style-name="P19">Dan – Summary:</text:p>
      <text:p text:style-name="P19">It looks like all of the above are forms of one<text:change-end text:change-id="ct2201525252560"/><text:change-start text:change-id="ct2201525263760"/> lemma. I don’t know what <text:change-end text:change-id="ct2201525263760"/><text:change-start text:change-id="ct2201525253680"/>would be the most representative form to serve as the lemma.<text:change-end text:change-id="ct2201525253680"/><text:change-start text:change-id="ct2201525254128"/> Is there an infinitive like होना?<text:change-end text:change-id="ct2201525254128"/><text:change-start text:change-id="ct2201395125264"/></text:p>
      <text:p text:style-name="P19">The auxiliary with that lemma has the following forms (showing also the relevant UD features):<text:change-end text:change-id="ct2201395125264"/><text:change-start text:change-id="ct2201525262192"/></text:p>
      <text:p text:style-name="P19"><text:change-end text:change-id="ct2201525262192"/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6"><text:change-start text:change-id="ct2201395121456"/>ही<text:change-end text:change-id="ct2201395121456"/></text:p>
          </table:table-cell>
          <table:table-cell table:style-name="Tabulka1.B1" office:value-type="string">
            <text:p text:style-name="P9"><text:change-start text:change-id="ct2201526387456"/><text:span text:style-name="T7">Mood=Ind|</text:span><text:change-end text:change-id="ct2201526387456"/><text:change-start text:change-id="ct2201395120112"/>Person=1|Polite=Form|Tense=Pres<text:change-end text:change-id="ct2201395120112"/></text:p>
          </table:table-cell>
        </table:table-row>
        <table:table-row>
          <table:table-cell table:style-name="Tabulka1.A2" office:value-type="string">
            <text:p text:style-name="P15"><text:change-start text:change-id="ct2201395122128"/><text:span text:style-name="Default_20_Paragraph_20_Font">हई</text:span><text:change-end text:change-id="ct2201395122128"/></text:p>
          </table:table-cell>
          <table:table-cell table:style-name="Tabulka1.B2" office:value-type="string">
            <text:p text:style-name="P9"><text:change-start text:change-id="ct2201395127952"/><text:span text:style-name="T7">Mood=Ind|</text:span><text:change-end text:change-id="ct2201395127952"/><text:change-start text:change-id="ct2201395131760"/>Person=3|Polite=Form|Tense=Pres<text:change-end text:change-id="ct2201395131760"/></text:p>
          </table:table-cell>
        </table:table-row>
        <table:table-row>
          <table:table-cell table:style-name="Tabulka1.A2" office:value-type="string">
            <text:p text:style-name="P17"><text:change-start text:change-id="ct2201306848688"/>हथीन<text:change-end text:change-id="ct2201306848688"/></text:p>
          </table:table-cell>
          <table:table-cell table:style-name="Tabulka1.B2" office:value-type="string">
            <text:p text:style-name="P10"><text:change-start text:change-id="ct2201395125936"/>Mood=Ind|<text:change-end text:change-id="ct2201395125936"/><text:change-start text:change-id="ct2201525258608"/>Person=3|Polite=Form|Tense=Pres<text:change-end text:change-id="ct2201525258608"/></text:p>
          </table:table-cell>
        </table:table-row>
        <table:table-row>
          <table:table-cell table:style-name="Tabulka1.A2" office:value-type="string">
            <text:p text:style-name="P17"><text:change-start text:change-id="ct2201526383424"/>हे<text:change-end text:change-id="ct2201526383424"/></text:p>
          </table:table-cell>
          <table:table-cell table:style-name="Tabulka1.B2" office:value-type="string">
            <text:p text:style-name="P10"><text:change-start text:change-id="ct2201395121904"/>Mood=Ind|<text:change-end text:change-id="ct2201395121904"/><text:change-start text:change-id="ct2201525257488"/>Person=3|Polite=Form|Tense=Pres<text:change-end text:change-id="ct2201525257488"/></text:p>
          </table:table-cell>
        </table:table-row>
        <table:table-row>
          <table:table-cell table:style-name="Tabulka1.A2" office:value-type="string">
            <text:p text:style-name="P17"><text:change-start text:change-id="ct2201525255248"/>हवऽ<text:change-end text:change-id="ct2201525255248"/></text:p>
          </table:table-cell>
          <table:table-cell table:style-name="Tabulka1.B2" office:value-type="string">
            <text:p text:style-name="P10"><text:change-start text:change-id="ct2201525262416"/>Mood=Ind|Person=3|Polite=Form|Tense=Pres<text:change-end text:change-id="ct2201525262416"/></text:p>
          </table:table-cell>
        </table:table-row>
        <table:table-row>
          <table:table-cell table:style-name="Tabulka1.A2" office:value-type="string">
            <text:p text:style-name="P17"><text:change-start text:change-id="ct2201526400224"/>हउ<text:change-end text:change-id="ct2201526400224"/></text:p>
          </table:table-cell>
          <table:table-cell table:style-name="Tabulka1.B2" office:value-type="string">
            <text:p text:style-name="P10"><text:change-start text:change-id="ct2201526397760"/>Mood=Ind|Person=3|Polite=Form|Tense=Pres<text:change-end text:change-id="ct2201526397760"/></text:p>
          </table:table-cell>
        </table:table-row>
        <table:table-row>
          <table:table-cell table:style-name="Tabulka1.A2" office:value-type="string">
            <text:p text:style-name="P16"><text:change-start text:change-id="ct2201395123920"/>हलई<text:change-end text:change-id="ct2201395123920"/></text:p>
          </table:table-cell>
          <table:table-cell table:style-name="Tabulka1.B2" office:value-type="string">
            <text:p text:style-name="P9"><text:change-start text:change-id="ct2201395124368"/><text:span text:style-name="T7">Mood=Ind|</text:span><text:change-end text:change-id="ct2201395124368"/><text:change-start text:change-id="ct2201395119440"/>Person=3|Polite=Form|Tense=Past<text:change-end text:change-id="ct2201395119440"/></text:p>
          </table:table-cell>
        </table:table-row>
        <table:table-row>
          <table:table-cell table:style-name="Tabulka1.A2" office:value-type="string">
            <text:p text:style-name="P17"><text:change-start text:change-id="ct2201395127728"/>हल<text:change-end text:change-id="ct2201395127728"/></text:p>
          </table:table-cell>
          <table:table-cell table:style-name="Tabulka1.B2" office:value-type="string">
            <text:p text:style-name="P10"><text:change-start text:change-id="ct2201526386336"/>Mood=Ind|<text:change-end text:change-id="ct2201526386336"/><text:change-start text:change-id="ct2201395120336"/>Person=3|Polite=Form|Tense=Past<text:change-end text:change-id="ct2201395120336"/></text:p>
          </table:table-cell>
        </table:table-row>
        <table:table-row>
          <table:table-cell table:style-name="Tabulka1.A2" office:value-type="string">
            <text:p text:style-name="P17"><text:change-start text:change-id="ct2201525262640"/>हलउ<text:change-end text:change-id="ct2201525262640"/></text:p>
          </table:table-cell>
          <table:table-cell table:style-name="Tabulka1.B2" office:value-type="string">
            <text:p text:style-name="P10"><text:change-start text:change-id="ct2201395118544"/>Mood=Ind|Person=3|Polite=Form|Tense=Past<text:change-end text:change-id="ct2201395118544"/></text:p>
          </table:table-cell>
        </table:table-row>
        <table:table-row>
          <table:table-cell table:style-name="Tabulka1.A2" office:value-type="string">
            <text:p text:style-name="P18"><text:change-start text:change-id="ct2201395126608"/>हलवऽ<text:change-end text:change-id="ct2201395126608"/></text:p>
          </table:table-cell>
          <table:table-cell table:style-name="Tabulka1.B2" office:value-type="string">
            <text:p text:style-name="P11"><text:change-start text:change-id="ct2201306852496"/>Mood=Ind|Person=3|Polite=Form|Tense=Past<text:change-end text:change-id="ct2201306852496"/></text:p>
          </table:table-cell>
        </table:table-row>
        <table:table-row>
          <table:table-cell table:style-name="Tabulka1.A2" office:value-type="string">
            <text:p text:style-name="P17"><text:change-start text:change-id="ct2201526383872"/>होतवऽ<text:change-end text:change-id="ct2201526383872"/></text:p>
          </table:table-cell>
          <table:table-cell table:style-name="Tabulka1.B2" office:value-type="string">
            <text:p text:style-name="P10"><text:change-start text:change-id="ct2201526385440"/>Mood=Cnd|<text:change-end text:change-id="ct2201526385440"/><text:change-start text:change-id="ct2201526388128"/>Person=3|Polite=Form<text:change-end text:change-id="ct2201526388128"/></text:p>
          </table:table-cell>
        </table:table-row>
        <table:table-row>
          <table:table-cell table:style-name="Tabulka1.A2" office:value-type="string">
            <text:p text:style-name="P18"><text:change-start text:change-id="ct2201306856976"/>होएत<text:change-end text:change-id="ct2201306856976"/></text:p>
          </table:table-cell>
          <table:table-cell table:style-name="Tabulka1.B2" office:value-type="string">
            <text:p text:style-name="P11"><text:change-start text:change-id="ct2201306847344"/>Mood=Cnd|Polite=Form<text:change-end text:change-id="ct2201306847344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creator>Daniel Zeman</dc:creator>
    <meta:creation-date>2020-01-31T09:47:00Z</meta:creation-date>
    <dc:date>2020-03-01T22:37:33.155000000</dc:date>
    <meta:editing-cycles>5</meta:editing-cycles>
    <meta:editing-duration>PT48M32S</meta:editing-duration>
    <meta:document-statistic meta:table-count="1" meta:image-count="0" meta:object-count="0" meta:page-count="2" meta:paragraph-count="70" meta:word-count="314" meta:character-count="2255" meta:non-whitespace-character-count="1999"/>
    <meta:template xlink:type="simple" xlink:actuate="onRequest" xlink:title="" xlink:href="../../AppData/Local/Temp/commentedMagahi_aux(1).odt/Normal"/>
  </office:meta>
</office:document-meta>
</file>